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 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number-rows-repeated="10482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36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30T10:35:45.990000000</dc:date>
    <meta:editing-duration>P3DT17H58M55S</meta:editing-duration>
    <meta:editing-cycles>69</meta:editing-cycles>
    <meta:document-statistic meta:table-count="3" meta:cell-count="1890" meta:object-count="0"/>
  </office:meta>
</office:document-meta>
</file>